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monospace"/>
  </office:font-face-decls>
  <office:automatic-styles>
    <style:style style:name="P1" style:family="paragraph" style:parent-style-name="Standard">
      <style:text-properties officeooo:rsid="0004df2f" officeooo:paragraph-rsid="0004df2f"/>
    </style:style>
    <style:style style:name="P2" style:family="paragraph" style:parent-style-name="Heading_20_1">
      <style:paragraph-properties fo:break-before="page"/>
    </style:style>
    <style:style style:name="P3" style:family="paragraph" style:parent-style-name="Preformatted_20_Text">
      <style:text-properties style:font-name="Liberation Serif" fo:font-size="12pt" style:font-size-asian="12pt" style:font-size-complex="12pt"/>
    </style:style>
    <style:style style:name="P4" style:family="paragraph" style:parent-style-name="Standard">
      <style:text-properties officeooo:paragraph-rsid="0007bee7"/>
    </style:style>
    <style:style style:name="P5" style:family="paragraph" style:parent-style-name="Standard">
      <style:text-properties officeooo:rsid="0004df2f" officeooo:paragraph-rsid="0007bee7"/>
    </style:style>
    <style:style style:name="P6" style:family="paragraph" style:parent-style-name="Standard">
      <style:text-properties officeooo:paragraph-rsid="000a50ba"/>
    </style:style>
    <style:style style:name="T1" style:family="text">
      <style:text-properties officeooo:rsid="0004df2f"/>
    </style:style>
    <style:style style:name="T2" style:family="text">
      <style:text-properties officeooo:rsid="00062e9a"/>
    </style:style>
    <style:style style:name="T3" style:family="text">
      <style:text-properties officeooo:rsid="0007bee7"/>
    </style:style>
    <style:style style:name="T4" style:family="text">
      <style:text-properties officeooo:rsid="0009e3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SULTAS XQUE<text:span text:style-name="T1">R</text:span>Y PARA SIMULACRO</text:h>
      <text:p text:style-name="P1">Tiempo estimado: 2 horas</text:p>
      <text:p text:style-name="P1"/>
      <text:p text:style-name="Standard"><text:span text:style-name="T1">1. </text:span>El modelo de las impresoras de tipo láser.</text:p>
      <text:p text:style-name="Preformatted_20_Text"/>
      <text:p text:style-name="P3">for $impresora in doc("impresoras.xml") /impresoras/impresora return &lt;impresora tipo="láser"&gt;{$impresora/marca}&lt;/impresora&gt;</text:p>
      <text:p text:style-name="Preformatted_20_Text"/>
      <text:p text:style-name="Standard"><text:span text:style-name="T1">2. </text:span>La marca y modelo (separados por un espacio en blanco) de las impresoras con más de un tamaño.</text:p>
      <text:p text:style-name="Standard"/>
      <text:p text:style-name="P6">for $impresora in doc("impresoras.xml") /impresoras/impresora[count(tamano)&gt;=2] return &lt;<text:span text:style-name="T4">impresoras&gt; {concat(($impresora/marca), " " ,($impresora/modelo))} &lt;/impresoras&gt;</text:span></text:p>
      <text:p text:style-name="Standard"/>
      <text:p text:style-name="Standard"><text:span text:style-name="T1">3. </text:span>La marca y modelo (separados por un espacio en blanco) de las impresoras con tamaño A3 (pueden tener otros).</text:p>
      <text:p text:style-name="Standard"/>
      <text:p text:style-name="P6">for $impresora in doc("impresoras.xml") /impresoras/impresora[tamano="A3"] return &lt;<text:span text:style-name="T4">impresoras&gt; {concat(($impresora/marca), " ",($impresora/modelo))} &lt;/impresoras&gt;</text:span></text:p>
      <text:p text:style-name="P6"/>
      <text:p text:style-name="Standard"><text:span text:style-name="T1">4. </text:span>La marca y modelo (separados por un espacio en blanco) de las impresoras con tamaño A3 como único tamaño.</text:p>
      <text:p text:style-name="Standard"/>
      <text:p text:style-name="P6">for $impresora in doc("impresoras.xml") /impresoras/impresora[count(tamano)=1 and tamano="A3"] return &lt;<text:span text:style-name="T4">impresoras&gt; {concat(($impresora/marca), " ",($impresora/modelo))} &lt;/impresoras&gt;</text:span></text:p>
      <text:p text:style-name="Standard"/>
      <text:p text:style-name="Standard"><text:span text:style-name="T1">5. </text:span>El modelo de las impresoras en red.</text:p>
      <text:p text:style-name="Standard"/>
      <text:p text:style-name="Standard">for $impresora in doc("impresoras.xml") /impresoras/impresora[enred] return &lt;impresora&gt;&lt;marca&gt;{$impresora/marca/text()}&lt;/marca&gt;&lt;/impresora&gt;</text:p>
      <text:p text:style-name="Standard"/>
      <text:p text:style-name="Standard"><text:span text:style-name="T1">6. </text:span>La cantidad de impresoras guardadas en el fichero XML.</text:p>
      <text:p text:style-name="Standard"/>
      <text:p text:style-name="Standard">for $impresora in doc("impresoras.xml") /impresoras return &lt;impresoras&gt;{$impresora/count(impresora)}&lt;/impresoras&gt; </text:p>
      <text:p text:style-name="Standard"/>
      <text:p text:style-name="Standard"><text:span text:style-name="T1">7. </text:span>Las impresoras (elementos &lt;impresora&gt;) compradas en 2018 o después. Los resultados se deben ordenar por año de compra (orden ascendente).</text:p>
      <text:p text:style-name="Standard"/>
      <text:p text:style-name="Standard">for $impresora in doc("impresoras.xml") /impresoras/impresora[@compra&gt;=2018] order by (@compra) return &lt;impresoras&gt; {$impresora}&lt;/impresoras&gt; </text:p>
      <text:p text:style-name="Standard"/>
      <text:p text:style-name="Standard"><text:span text:style-name="T1">8. </text:span>Las impresoras (elementos &lt;impresora&gt;) con un peso igual o superior a 5 kg.</text:p>
      <text:p text:style-name="Standard"/>
      <text:p text:style-name="P4">for $impresora in doc("impresoras.xml") /impresoras/impresora[peso&gt;=5] return &lt;impresoras&gt; {$impresora}&lt;/impresoras&gt; </text:p>
      <text:p text:style-name="Standard"/>
      <text:p text:style-name="Standard"><text:span text:style-name="T1">9. </text:span>Las impresoras (elementos &lt;impresora&gt;) que tienen cartucho con código C-456P.</text:p>
      <text:p text:style-name="Standard"/>
      <text:p text:style-name="P4"><text:soft-page-break/>for $impresora in doc("impresoras.xml") /impresoras/impresora[cartucho="C-456P"] return &lt;impresoras&gt; {$impresora}&lt;/impresoras&gt; </text:p>
      <text:p text:style-name="Standard"/>
      <text:p text:style-name="Standard"><text:span text:style-name="T1">10. </text:span>La impresora (elemento &lt;impresora&gt;) más pesada.</text:p>
      <text:p text:style-name="Standard"/>
      <text:p text:style-name="P5">for $impresora in doc("impresoras.xml") /impresoras/impresora[max(peso)] <text:span text:style-name="T3">r</text:span>eturn &lt;impresoras&gt; {$impresora}&lt;/impresoras&gt; </text:p>
      <text:h text:style-name="P2" text:outline-level="1">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7T14:24:06.926000000</dc:date>
    <meta:editing-duration>PT1H31M36S</meta:editing-duration>
    <meta:editing-cycles>5</meta:editing-cycles>
    <meta:generator>LibreOffice/7.4.6.2$Windows_X86_64 LibreOffice_project/5b1f5509c2decdade7fda905e3e1429a67acd63d</meta:generator>
    <meta:document-statistic meta:table-count="0" meta:image-count="0" meta:object-count="0" meta:page-count="3" meta:paragraph-count="26" meta:word-count="329" meta:character-count="2810" meta:non-whitespace-character-count="2501"/>
  </office:meta>
</office:document-meta>
</file>